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00309F1C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5" manifest:media-type="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draw:ole-draw-aspect="1"/>
    </style:style>
    <style:style style:name="gr3" style:family="graphic" style:parent-style-name="standard">
      <style:graphic-properties draw:stroke="none" draw:fill="none" draw:ole-draw-aspect="1" style:protect="size"/>
    </style:style>
    <style:style style:name="gr4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start="Circle" draw:marker-end="Circle" draw:fill="none" draw:textarea-vertical-align="middle"/>
    </style:style>
    <style:style style:name="gr6" style:family="graphic" style:parent-style-name="objectwithoutfill">
      <style:graphic-properties draw:marker-start="Arrow" draw:marker-end="Arrow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65cm" svg:y1="3.191cm" svg:x2="18.6cm" svg:y2="3.191cm">
          <text:p/>
        </draw:line>
        <draw:line draw:style-name="gr1" draw:text-style-name="P1" draw:layer="layout" svg:x1="3.65cm" svg:y1="4.691cm" svg:x2="18.6cm" svg:y2="4.691cm">
          <text:p/>
        </draw:line>
        <draw:line draw:style-name="gr1" draw:text-style-name="P1" draw:layer="layout" svg:x1="3.65cm" svg:y1="3.191cm" svg:x2="3.65cm" svg:y2="4.691cm">
          <text:p/>
        </draw:line>
        <draw:line draw:style-name="gr1" draw:text-style-name="P1" draw:layer="layout" svg:x1="7.3cm" svg:y1="3.191cm" svg:x2="7.3cm" svg:y2="4.691cm">
          <text:p/>
        </draw:line>
        <draw:line draw:style-name="gr1" draw:text-style-name="P1" draw:layer="layout" svg:x1="10.8cm" svg:y1="3.191cm" svg:x2="10.8cm" svg:y2="4.691cm">
          <text:p/>
        </draw:line>
        <draw:line draw:style-name="gr1" draw:text-style-name="P1" draw:layer="layout" svg:x1="13.5cm" svg:y1="3.191cm" svg:x2="13.5cm" svg:y2="4.691cm">
          <text:p/>
        </draw:line>
        <draw:line draw:style-name="gr1" draw:text-style-name="P1" draw:layer="layout" svg:x1="15.7cm" svg:y1="3.191cm" svg:x2="15.7cm" svg:y2="4.691cm">
          <text:p/>
        </draw:line>
        <draw:line draw:style-name="gr1" draw:text-style-name="P1" draw:layer="layout" svg:x1="17.4cm" svg:y1="3.191cm" svg:x2="17.4cm" svg:y2="4.691cm">
          <text:p/>
        </draw:line>
        <draw:line draw:style-name="gr1" draw:text-style-name="P1" draw:layer="layout" svg:x1="18.6cm" svg:y1="3.191cm" svg:x2="18.6cm" svg:y2="4.691cm">
          <text:p/>
        </draw:line>
        <draw:frame draw:style-name="gr2" draw:layer="layout" svg:width="0.864cm" svg:height="0.686cm" svg:x="5.085cm" svg:y="3.6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864cm" svg:height="0.686cm" svg:x="8.847cm" svg:y="3.65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864cm" svg:height="0.686cm" svg:x="11.6cm" svg:y="3.6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864cm" svg:height="0.686cm" svg:x="14.1cm" svg:y="3.6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864cm" svg:height="0.711cm" svg:x="16.036cm" svg:y="3.64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864cm" svg:height="0.711cm" svg:x="17.548cm" svg:y="3.63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4.566cm" svg:height="1.14cm" svg:x="8.334cm" svg:y="1.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2.217cm" svg:height="0.509cm" svg:x="3.675cm" svg:y="6.49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5.025cm" svg:y1="6.291cm" svg:x2="5.025cm" svg:y2="5.2cm">
          <text:p/>
        </draw:line>
        <draw:line draw:style-name="gr5" draw:text-style-name="P1" draw:layer="layout" svg:x1="4.9cm" svg:y1="5cm" svg:x2="9.1cm" svg:y2="5cm">
          <text:p/>
        </draw:line>
        <draw:line draw:style-name="gr5" draw:text-style-name="P1" draw:layer="layout" svg:x1="8.9cm" svg:y1="5cm" svg:x2="13.1cm" svg:y2="5cm">
          <text:p/>
        </draw:line>
        <draw:line draw:style-name="gr5" draw:text-style-name="P1" draw:layer="layout" svg:x1="12.9cm" svg:y1="5cm" svg:x2="17.1cm" svg:y2="5cm">
          <text:p/>
        </draw:line>
        <draw:frame draw:style-name="gr3" draw:layer="layout" svg:width="0.957cm" svg:height="0.47cm" svg:x="10.6cm" svg:y="6.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" draw:text-style-name="P1" draw:layer="layout" svg:x1="3.65cm" svg:y1="3.191cm" svg:x2="3.65cm" svg:y2="2.2cm">
          <text:p/>
        </draw:line>
        <draw:line draw:style-name="gr1" draw:text-style-name="P1" draw:layer="layout" svg:x1="18.6cm" svg:y1="3.192cm" svg:x2="18.6cm" svg:y2="2.201cm">
          <text:p/>
        </draw:line>
        <draw:line draw:style-name="gr6" draw:text-style-name="P1" draw:layer="layout" svg:x1="3.65cm" svg:y1="2.4cm" svg:x2="18.6cm" svg:y2="2.4cm">
          <text:p/>
        </draw:line>
        <draw:line draw:style-name="gr1" draw:text-style-name="P1" draw:layer="layout" svg:x1="9cm" svg:y1="5cm" svg:x2="9cm" svg:y2="6.1cm">
          <text:p/>
        </draw:line>
        <draw:line draw:style-name="gr1" draw:text-style-name="P1" draw:layer="layout" svg:x1="13cm" svg:y1="5cm" svg:x2="13cm" svg:y2="6.1cm">
          <text:p/>
        </draw:line>
        <draw:line draw:style-name="gr6" draw:text-style-name="P1" draw:layer="layout" svg:x1="9cm" svg:y1="5.9cm" svg:x2="13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2" svg:stroke-color="#0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z Wilhelmstötter</meta:initial-creator>
    <meta:creation-date>2012-01-20T20:54:49</meta:creation-date>
    <meta:generator>LibreOffice/4.3.3.2$Linux_X86_64 LibreOffice_project/430m0$Build-2</meta:generator>
    <dc:date>2014-11-29T11:56:27.959417944</dc:date>
    <meta:editing-duration>PT1H23M9S</meta:editing-duration>
    <meta:editing-cycles>20</meta:editing-cycles>
    <meta:document-statistic meta:object-count="28"/>
  </office:meta>
</office:document-meta>
</file>

<file path=Object 1/content.xml><?xml version="1.0" encoding="utf-8"?>
<math xmlns="http://www.w3.org/1998/Math/MathML" display="block">
  <semantics>
    <msub>
      <mi>f</mi>
      <mn>0</mn>
    </msub>
    <annotation encoding="StarMath 5.0">f_0</annotation>
  </semantics>
</math>
</file>

<file path=Object 2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3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4/content.xml><?xml version="1.0" encoding="utf-8"?>
<math xmlns="http://www.w3.org/1998/Math/MathML">
  <semantics>
    <mrow>
      <msub>
        <mi>f</mi>
        <mn>3</mn>
      </msub>
    </mrow>
    <annotation encoding="StarMath 5.0">f_3</annotation>
  </semantics>
</math>
</file>

<file path=Object 5/content.xml><?xml version="1.0" encoding="utf-8"?>
<math xmlns="http://www.w3.org/1998/Math/MathML">
  <semantics>
    <mrow>
      <msub>
        <mi>f</mi>
        <mn>4</mn>
      </msub>
    </mrow>
    <annotation encoding="StarMath 5.0">f_4</annotation>
  </semantics>
</math>
</file>

<file path=Object 6/content.xml><?xml version="1.0" encoding="utf-8"?>
<math xmlns="http://www.w3.org/1998/Math/MathML" display="block">
  <semantics>
    <msub>
      <mi>f</mi>
      <mn>5</mn>
    </msub>
    <annotation encoding="StarMath 5.0">f_5</annotation>
  </semantics>
</math>
</file>

<file path=Object 7/content.xml><?xml version="1.0" encoding="utf-8"?>
<math xmlns="http://www.w3.org/1998/Math/MathML">
  <semantics>
    <mrow>
      <mi mathvariant="italic">Overall</mi>
      <mi mathvariant="italic">fitness</mi>
      <mrow>
        <mi>F</mi>
        <mo stretchy="false">=</mo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b>
            <mi>f</mi>
            <mi>i</mi>
          </msub>
        </mrow>
      </mrow>
    </mrow>
    <annotation encoding="StarMath 5.0">Overall fitness F=sum from{i=0} to{N-1} f_i  </annotation>
  </semantics>
</math>
</file>

<file path=Object 8/content.xml><?xml version="1.0" encoding="utf-8"?>
<math xmlns="http://www.w3.org/1998/Math/MathML">
  <semantics>
    <mrow>
      <mrow>
        <mi>r</mi>
        <mo stretchy="false">∈</mo>
        <mo stretchy="false">[</mo>
      </mrow>
      <mn>0,</mn>
      <mrow>
        <mrow>
          <mi>F</mi>
        </mrow>
        <mo stretchy="false">/</mo>
        <mrow>
          <mi>n</mi>
        </mrow>
      </mrow>
      <mo stretchy="false">)</mo>
    </mrow>
    <annotation encoding="StarMath 5.0">r in \[ 0, {F} / {n}  \)</annotation>
  </semantics>
</math>
</file>

<file path=Object 9/content.xml><?xml version="1.0" encoding="utf-8"?>
<math xmlns="http://www.w3.org/1998/Math/MathML">
  <semantics>
    <mrow>
      <mrow>
        <mi>F</mi>
        <mo stretchy="false">/</mo>
        <mi>n</mi>
      </mrow>
    </mrow>
    <annotation encoding="StarMath 5.0">F / n </annotation>
  </semantics>
</math>
</file>